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17df55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6" style:family="paragraph" style:parent-style-name="UrbanTitle">
      <style:text-properties style:font-name="Arial"/>
    </style:style>
    <style:style style:name="P7" style:family="paragraph" style:parent-style-name="UrbanTitle">
      <style:text-properties style:font-name="Arial" officeooo:rsid="00217335" officeooo:paragraph-rsid="00217335"/>
    </style:style>
    <style:style style:name="P8" style:family="paragraph" style:parent-style-name="UrbanBody">
      <style:text-properties fo:color="#ce181e" style:font-name="Calibri1" fo:font-size="12pt" fo:language="fr" fo:country="BE" style:text-underline-style="none" fo:font-weight="normal" officeooo:rsid="00195b61" officeooo:paragraph-rsid="00195b61" fo:background-color="#fff200" style:font-size-asian="12pt" style:font-weight-asian="normal" style:font-size-complex="12pt" style:font-weight-complex="normal"/>
    </style:style>
    <style:style style:name="P9" style:family="paragraph" style:parent-style-name="UrbanBody">
      <style:text-properties style:font-name="Ari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5b6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0681b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2"/>
      <text:p text:style-name="P2"/>
      <text:p text:style-name="P2"/>
      <text:p text:style-name="P2"><draw:frame draw:style-name="fr2" draw:name="Cadre1" text:anchor-type="paragraph" svg:x="7.906cm" svg:y="0.268cm" svg:width="7.631cm" svg:height="2.829cm" draw:z-index="1"><draw:text-box><text:p text:style-name="P8">ADRESS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Transmission de la décision du Collège communal</text:p>
      <text:p text:style-name="P6"/>
      <text:p text:style-name="P2"><text:span text:style-name="T4"><office:annotation><dc:creator>sde </dc:creator><dc:date>2011-07-27T10:02:17</dc:date><text:p text:style-name="P10"><text:span text:style-name="T11">do text</text:span></text:p><text:p text:style-name="P10"><text:span text:style-name="T12">from document(at=reference, format='odt')</text:span></text:p></office:annotation></text:span>Import depuis <text:span text:style-name="T5">reference</text:span>.odt</text:p>
      <text:p text:style-name="P2"/>
      <text:p text:style-name="P5"><office:annotation><dc:creator>Gauthier Bastien</dc:creator><dc:date>2011-02-16T16:12:24</dc:date><text:p text:style-name="P10"><text:span text:style-name="T10">do text if self.hasMultipleApplicants()</text:span></text:p></office:annotation><text:span text:style-name="T6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0"><text:span text:style-name="T9">do text if self.hasSingleApplicant()</text:span></text:p></office:annotation><text:span text:style-name="T6">Demandeur :</text:span> <text:text-input text:description="Demandeurs">self.getApplicantsSignaletic()</text:text-input></text:p>
      <text:p text:style-name="P5"><text:span text:style-name="T6">Objet :</text:span> <text:text-input text:description="Objet des travaux">self.getLicenceSubject()</text:text-input></text:p>
      <text:p text:style-name="P5"><text:span text:style-name="T6">Situation :</text:span> <text:text-input text:description="Situation des travaux">self.getWorkLocationSignaletic()</text:text-input></text:p>
      <text:p text:style-name="P3"/>
      <text:p text:style-name="P3"><text:span text:style-name="T7">Madame, Monsieur</text:span>,</text:p>
      <text:p text:style-name="P3"/>
      <text:p text:style-name="P3">Conformément à l'article 35 du décret du 11 mars 1999 relatif au permis d’environnement, nous vous transmettons une copie de la décision concernant le dossier repris sous rubrique.</text:p>
      <text:p text:style-name="P3"/>
      <text:p text:style-name="P3">Vous en souhaitant bonne réception, nous vous prions d’agréer, <text:span text:style-name="T7">Madame, Monsieur</text:span>, nos salutations distinguées.</text:p>
      <text:p text:style-name="P2"/>
      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5:13:00.797032040</dc:date>
    <dc:language>fr-FR</dc:language>
    <meta:editing-cycles>154</meta:editing-cycles>
    <meta:editing-duration>P2DT5H27M30S</meta:editing-duration>
    <dc:creator>bleybaert</dc:creator>
    <meta:document-statistic meta:table-count="0" meta:image-count="0" meta:object-count="0" meta:page-count="1" meta:paragraph-count="13" meta:word-count="89" meta:character-count="680" meta:non-whitespace-character-count="617"/>
    <meta:user-defined meta:name="Info 1"/>
    <meta:user-defined meta:name="Info 2"/>
    <meta:user-defined meta:name="Info 3"/>
    <meta:user-defined meta:name="Info 4"/>
  </office:meta>
</office:document-meta>
</file>